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utura Std Condensed Light" fo:font-size="14pt" officeooo:paragraph-rsid="001900db" style:font-size-asian="14pt" style:font-size-complex="14pt"/>
    </style:style>
    <style:style style:name="P2" style:family="paragraph" style:parent-style-name="Standard">
      <style:text-properties style:font-name="Futura Std Condensed Light" fo:font-size="14pt" officeooo:rsid="002200f8" officeooo:paragraph-rsid="002200f8" style:font-size-asian="14pt" style:font-size-complex="14pt"/>
    </style:style>
    <style:style style:name="P3" style:family="paragraph" style:parent-style-name="Standard">
      <style:text-properties style:font-name="Futura Std Condensed Light" fo:font-size="14pt" officeooo:rsid="002200f8" officeooo:paragraph-rsid="004b899e" style:font-size-asian="14pt" style:font-size-complex="14pt"/>
    </style:style>
    <style:style style:name="P4" style:family="paragraph" style:parent-style-name="Standard">
      <style:text-properties style:font-name="Futura Std Condensed Light" fo:font-size="14pt" officeooo:rsid="002200f8" officeooo:paragraph-rsid="00569796" style:font-size-asian="14pt" style:font-size-complex="14pt"/>
    </style:style>
    <style:style style:name="P5" style:family="paragraph" style:parent-style-name="Standard">
      <style:text-properties style:font-name="Futura Std Condensed Light" fo:font-size="14pt" officeooo:rsid="0040283b" officeooo:paragraph-rsid="0040283b" style:font-size-asian="14pt" style:font-size-complex="14pt"/>
    </style:style>
    <style:style style:name="P6" style:family="paragraph" style:parent-style-name="Standard">
      <style:text-properties style:font-name="Futura Std Condensed Light" fo:font-size="14pt" officeooo:rsid="0040283b" officeooo:paragraph-rsid="0040bc3e" style:font-size-asian="14pt" style:font-size-complex="14pt"/>
    </style:style>
    <style:style style:name="P7" style:family="paragraph" style:parent-style-name="Standard">
      <style:text-properties style:font-name="Futura Std Condensed Light" fo:font-size="14pt" officeooo:rsid="0040283b" officeooo:paragraph-rsid="00413233" style:font-size-asian="14pt" style:font-size-complex="14pt"/>
    </style:style>
    <style:style style:name="P8" style:family="paragraph" style:parent-style-name="Standard">
      <style:text-properties style:font-name="Futura Std Condensed Light" fo:font-size="14pt" officeooo:rsid="0040283b" officeooo:paragraph-rsid="0042ce9a" style:font-size-asian="14pt" style:font-size-complex="14pt"/>
    </style:style>
    <style:style style:name="P9" style:family="paragraph" style:parent-style-name="Standard">
      <style:text-properties style:font-name="Futura Std Condensed Light" fo:font-size="14pt" officeooo:rsid="0040283b" officeooo:paragraph-rsid="004580dd" style:font-size-asian="14pt" style:font-size-complex="14pt"/>
    </style:style>
    <style:style style:name="P10" style:family="paragraph" style:parent-style-name="Standard">
      <style:text-properties style:font-name="Futura Std Condensed Light" fo:font-size="14pt" officeooo:rsid="0040283b" officeooo:paragraph-rsid="004653c4" style:font-size-asian="14pt" style:font-size-complex="14pt"/>
    </style:style>
    <style:style style:name="P11" style:family="paragraph" style:parent-style-name="Standard">
      <style:paragraph-properties fo:text-align="center" style:justify-single-word="false"/>
      <style:text-properties style:font-name="Futura Std Condensed Light" fo:font-size="14pt" officeooo:rsid="00413233" officeooo:paragraph-rsid="004632a2" style:font-size-asian="14pt" style:font-size-complex="14pt"/>
    </style:style>
    <style:style style:name="P12" style:family="paragraph" style:parent-style-name="Standard">
      <style:paragraph-properties fo:text-align="start" style:justify-single-word="false"/>
      <style:text-properties style:font-name="Futura Std Condensed Light" fo:font-size="14pt" officeooo:rsid="00413233" officeooo:paragraph-rsid="004b899e" style:font-size-asian="14pt" style:font-size-complex="14pt"/>
    </style:style>
    <style:style style:name="P13" style:family="paragraph" style:parent-style-name="Standard">
      <style:paragraph-properties fo:text-align="start" style:justify-single-word="false"/>
      <style:text-properties style:font-name="Futura Std Condensed Light" fo:font-size="14pt" officeooo:rsid="00413233" officeooo:paragraph-rsid="00569796" style:font-size-asian="14pt" style:font-size-complex="14pt"/>
    </style:style>
    <style:style style:name="P14" style:family="paragraph" style:parent-style-name="Standard">
      <style:paragraph-properties fo:text-align="center" style:justify-single-word="false"/>
      <style:text-properties style:font-name="Futura Std Condensed Light" fo:font-size="14pt" officeooo:rsid="004632a2" officeooo:paragraph-rsid="004632a2" style:font-size-asian="14pt" style:font-size-complex="14pt"/>
    </style:style>
    <style:style style:name="P15" style:family="paragraph" style:parent-style-name="Standard">
      <style:text-properties style:font-name="Futura Std Condensed Light" fo:font-size="14pt" officeooo:rsid="004740f5" officeooo:paragraph-rsid="004740f5" style:font-size-asian="14pt" style:font-size-complex="14pt"/>
    </style:style>
    <style:style style:name="P16" style:family="paragraph" style:parent-style-name="Standard">
      <style:paragraph-properties fo:text-align="start" style:justify-single-word="false"/>
      <style:text-properties style:font-name="Futura Std Condensed Light" fo:font-size="14pt" officeooo:rsid="00569796" officeooo:paragraph-rsid="00569796" style:font-size-asian="14pt" style:font-size-complex="14pt"/>
    </style:style>
    <style:style style:name="P17" style:family="paragraph" style:parent-style-name="Standard">
      <style:paragraph-properties fo:text-align="start" style:justify-single-word="false"/>
      <style:text-properties style:font-name="Futura Std Condensed Light" fo:font-size="14pt" officeooo:rsid="00569796" officeooo:paragraph-rsid="0057cf6e" style:font-size-asian="14pt" style:font-size-complex="14pt"/>
    </style:style>
    <style:style style:name="P18" style:family="paragraph" style:parent-style-name="Standard">
      <style:paragraph-properties fo:text-align="start" style:justify-single-word="false"/>
      <style:text-properties style:font-name="Futura Std Condensed Light" fo:font-size="14pt" officeooo:rsid="0057cf6e" officeooo:paragraph-rsid="0057cf6e" style:font-size-asian="14pt" style:font-size-complex="14pt"/>
    </style:style>
    <style:style style:name="P19" style:family="paragraph" style:parent-style-name="Standard">
      <style:paragraph-properties fo:text-align="start" style:justify-single-word="false"/>
      <style:text-properties style:font-name="Futura Std Condensed Light" fo:font-size="14pt" officeooo:rsid="0057cf6e" officeooo:paragraph-rsid="0059112a" style:font-size-asian="14pt" style:font-size-complex="14pt"/>
    </style:style>
    <style:style style:name="P20" style:family="paragraph" style:parent-style-name="Standard">
      <style:text-properties style:font-name="Futura Std Condensed Light" fo:font-size="14pt" officeooo:rsid="0048c52f" officeooo:paragraph-rsid="0048c52f" style:font-size-asian="14pt" style:font-size-complex="14pt"/>
    </style:style>
    <style:style style:name="P21" style:family="paragraph" style:parent-style-name="Standard">
      <style:text-properties style:font-name="Futura Std Condensed Light" fo:font-size="14pt" fo:language="fr" fo:country="FR" officeooo:paragraph-rsid="000cd120" style:font-size-asian="14pt" style:font-size-complex="14pt"/>
    </style:style>
    <style:style style:name="P22" style:family="paragraph" style:parent-style-name="Standard">
      <style:text-properties style:font-name="Futura Std Condensed Light" fo:font-size="14pt" fo:language="fr" fo:country="FR" officeooo:paragraph-rsid="001900db" style:font-size-asian="14pt" style:font-size-complex="14pt"/>
    </style:style>
    <style:style style:name="P23" style:family="paragraph" style:parent-style-name="Standard">
      <style:text-properties style:font-name="Futura Std Condensed Light" fo:font-size="14pt" fo:language="fr" fo:country="FR" officeooo:rsid="002200f8" officeooo:paragraph-rsid="002200f8" style:font-size-asian="14pt" style:font-size-complex="14pt"/>
    </style:style>
    <style:style style:name="P24" style:family="paragraph" style:parent-style-name="Standard">
      <style:text-properties style:font-name="Futura Std Condensed Light" fo:font-size="14pt" fo:language="fr" fo:country="FR" officeooo:paragraph-rsid="002200f8" style:font-size-asian="14pt" style:font-size-complex="14pt"/>
    </style:style>
    <style:style style:name="P25" style:family="paragraph" style:parent-style-name="Standard">
      <style:text-properties style:font-name="Futura Std Condensed Light" fo:font-size="14pt" fo:language="fr" fo:country="FR" officeooo:paragraph-rsid="00413233" style:font-size-asian="14pt" style:font-size-complex="14pt"/>
    </style:style>
    <style:style style:name="P26" style:family="paragraph" style:parent-style-name="Standard">
      <style:text-properties style:font-name="Futura Std Condensed Light" fo:font-size="14pt" fo:language="fr" fo:country="FR" officeooo:paragraph-rsid="001900db" fo:background-color="transparent" style:font-size-asian="14pt" style:font-size-complex="14pt"/>
    </style:style>
    <style:style style:name="P27" style:family="paragraph" style:parent-style-name="Standard">
      <style:text-properties style:font-name="Futura Std Condensed Light" fo:font-size="14pt" fo:language="fr" fo:country="FR" officeooo:rsid="002200f8" officeooo:paragraph-rsid="002200f8" fo:background-color="transparent" style:font-size-asian="14pt" style:font-size-complex="14pt"/>
    </style:style>
    <style:style style:name="P28"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29"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55eace" fo:background-color="transparent" style:font-size-asian="14pt" style:font-size-complex="14pt"/>
    </style:style>
    <style:style style:name="P30" style:family="paragraph" style:parent-style-name="Standard">
      <style:text-properties style:font-name="Futura Std Condensed Light" fo:font-size="14pt" style:text-underline-style="none" officeooo:rsid="0040283b" officeooo:paragraph-rsid="0040283b" style:font-size-asian="14pt" style:font-size-complex="14pt"/>
    </style:style>
    <style:style style:name="P31" style:family="paragraph" style:parent-style-name="Standard">
      <style:text-properties style:font-name="Futura Std Condensed Light" fo:font-size="14pt" style:text-underline-style="none" officeooo:rsid="0040283b" officeooo:paragraph-rsid="004653c4" style:font-size-asian="14pt" style:font-size-complex="14pt"/>
    </style:style>
    <style:style style:name="P32" style:family="paragraph" style:parent-style-name="Standard">
      <style:paragraph-properties fo:text-align="center" style:justify-single-word="false" fo:break-before="page"/>
      <style:text-properties style:font-name="Futura Std Condensed" fo:font-size="18pt" fo:language="fr" fo:country="FR" officeooo:rsid="002200f8" officeooo:paragraph-rsid="002200f8" style:font-size-asian="18pt" style:font-size-complex="18pt"/>
    </style:style>
    <style:style style:name="P33" style:family="paragraph" style:parent-style-name="Standard">
      <style:paragraph-properties fo:text-align="center" style:justify-single-word="false"/>
      <style:text-properties style:font-name="Futura Std Condensed" fo:font-size="18pt" fo:language="fr" fo:country="FR" officeooo:rsid="001bccdb" officeooo:paragraph-rsid="00516059" style:font-size-asian="18pt" style:font-size-complex="18pt"/>
    </style:style>
    <style:style style:name="P34" style:family="paragraph" style:parent-style-name="Standard">
      <style:paragraph-properties fo:text-align="start" style:justify-single-word="false"/>
      <style:text-properties style:font-name="Futura Std Condensed" fo:font-size="14pt" fo:language="fr" fo:country="FR" style:text-underline-style="none" officeooo:rsid="0053ab9e" officeooo:paragraph-rsid="0053ab9e" fo:background-color="transparent" style:font-size-asian="14pt" style:font-size-complex="14pt"/>
    </style:style>
    <style:style style:name="P35" style:family="paragraph" style:parent-style-name="Standard">
      <style:text-properties officeooo:paragraph-rsid="002200f8"/>
    </style:style>
    <style:style style:name="P36"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2200f8" officeooo:paragraph-rsid="002200f8" style:letter-kerning="true" fo:background-color="transparent" style:font-size-asian="18pt" style:font-style-asian="normal" style:font-weight-asian="normal" style:font-size-complex="18pt" style:text-emphasize="none"/>
    </style:style>
    <style:style style:name="P37"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40283b" style:letter-kerning="true" fo:background-color="transparent" style:font-size-asian="18pt" style:font-style-asian="normal" style:font-weight-asian="normal" style:font-size-complex="18pt" style:text-emphasize="none"/>
    </style:style>
    <style:style style:name="P38"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b899e" officeooo:paragraph-rsid="004b899e" style:letter-kerning="true" fo:background-color="transparent" style:font-size-asian="18pt" style:font-style-asian="normal" style:font-weight-asian="normal" style:font-size-complex="18pt" style:text-emphasize="none"/>
    </style:style>
    <style:style style:name="P39"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569796" officeooo:paragraph-rsid="00569796" style:letter-kerning="true" fo:background-color="transparent" style:font-size-asian="18pt" style:font-style-asian="normal" style:font-weight-asian="normal" style:font-size-complex="18pt" style:text-emphasize="none"/>
    </style:style>
    <style:style style:name="P40" style:family="paragraph" style:parent-style-name="Text_20_body">
      <style:paragraph-properties fo:text-align="start" style:justify-single-word="false"/>
      <style:text-properties fo:color="#000000" loext:opacity="100%" style:font-name="Futura Std Condensed Light" fo:font-size="14pt" fo:language="fr" fo:country="FR" style:text-underline-style="none" officeooo:rsid="005daacd" officeooo:paragraph-rsid="005daacd" fo:background-color="transparent" style:font-size-asian="14pt" style:font-size-complex="14pt"/>
    </style:style>
    <style:style style:name="P41" style:family="paragraph" style:parent-style-name="Standard">
      <style:text-properties fo:color="#c9211e" loext:opacity="100%" style:text-outline="false" style:text-line-through-style="none" style:text-line-through-type="none" style:font-name="Futura Std Condensed" fo:font-size="14pt" fo:letter-spacing="normal" fo:font-style="normal" fo:text-shadow="none" style:text-underline-style="none" fo:font-weight="normal" officeooo:rsid="002200f8" officeooo:paragraph-rsid="002200f8" style:letter-kerning="true" style:font-size-asian="14pt" style:font-style-asian="normal" style:font-weight-asian="normal" style:font-size-complex="14pt" style:text-emphasize="none"/>
    </style:style>
    <style:style style:name="P42" style:family="paragraph" style:parent-style-name="Standard">
      <style:text-properties fo:color="#00a933" loext:opacity="100%" officeooo:paragraph-rsid="002200f8"/>
    </style:style>
    <style:style style:name="P43" style:family="paragraph" style:parent-style-name="Standard">
      <style:paragraph-properties fo:text-align="start" style:justify-single-word="false"/>
      <style:text-properties fo:color="#c9211e" loext:opacity="100%" style:font-name="Futura Std Condensed" fo:font-size="14pt" fo:font-weight="normal" officeooo:rsid="00569796" officeooo:paragraph-rsid="00569796" style:font-size-asian="14pt" style:font-weight-asian="normal" style:font-size-complex="14pt" style:font-weight-complex="normal"/>
    </style:style>
    <style:style style:name="P44" style:family="paragraph" style:parent-style-name="Standard">
      <style:paragraph-properties fo:text-align="start" style:justify-single-word="false"/>
      <style:text-properties fo:color="#c9211e" loext:opacity="100%" style:font-name="Futura Std Condensed" fo:font-size="14pt" fo:font-weight="normal" officeooo:rsid="0057cf6e" officeooo:paragraph-rsid="0057cf6e" style:font-size-asian="14pt" style:font-weight-asian="normal" style:font-size-complex="14pt" style:font-weight-complex="normal"/>
    </style:style>
    <style:style style:name="P45" style:family="paragraph" style:parent-style-name="Standard">
      <style:paragraph-properties fo:text-align="start" style:justify-single-word="false"/>
      <style:text-properties style:font-name="Futura Std Condensed Light" fo:font-size="14pt" officeooo:paragraph-rsid="0059112a" style:font-size-asian="14pt" style:font-size-complex="14pt"/>
    </style:style>
    <style:style style:name="P46" style:family="paragraph" style:parent-style-name="Standard">
      <style:paragraph-properties fo:text-align="start" style:justify-single-word="false"/>
      <style:text-properties style:font-name="Futura Std Condensed Light" fo:font-size="14pt" officeooo:rsid="0057cf6e" officeooo:paragraph-rsid="0059112a" style:font-size-asian="14pt" style:font-size-complex="14pt"/>
    </style:style>
    <style:style style:name="P47" style:family="paragraph" style:parent-style-name="Text_20_body">
      <style:text-properties style:font-name="Futura Std Condensed Light" fo:font-size="14pt" style:font-size-asian="14pt" style:font-size-complex="14pt"/>
    </style:style>
    <style:style style:name="P48" style:family="paragraph" style:parent-style-name="Text_20_body">
      <style:paragraph-properties fo:text-align="start" style:justify-single-word="false"/>
      <style:text-properties style:font-name="Futura Std Condensed Light" fo:font-size="14pt" officeooo:paragraph-rsid="0059112a" style:font-size-asian="14pt" style:font-size-complex="14pt"/>
    </style:style>
    <style:style style:name="T1" style:family="text">
      <style:text-properties officeooo:rsid="001900db"/>
    </style:style>
    <style:style style:name="T2" style:family="text">
      <style:text-properties fo:background-color="transparent" loext:char-shading-value="0"/>
    </style:style>
    <style:style style:name="T3" style:family="text">
      <style:text-properties officeooo:rsid="000cd120" fo:background-color="transparent" loext:char-shading-value="0"/>
    </style:style>
    <style:style style:name="T4" style:family="text">
      <style:text-properties officeooo:rsid="001900db" fo:background-color="transparent" loext:char-shading-value="0"/>
    </style:style>
    <style:style style:name="T5" style:family="text">
      <style:text-properties officeooo:rsid="002200f8" fo:background-color="transparent" loext:char-shading-value="0"/>
    </style:style>
    <style:style style:name="T6" style:family="text">
      <style:text-properties officeooo:rsid="0023bd55" fo:background-color="transparent" loext:char-shading-value="0"/>
    </style:style>
    <style:style style:name="T7" style:family="text">
      <style:text-properties style:font-name="Futura Std Condensed Light" fo:font-size="14pt" fo:language="fr" fo:country="FR" officeooo:rsid="002200f8" style:font-size-asian="14pt" style:font-size-complex="14pt"/>
    </style:style>
    <style:style style:name="T8" style:family="text">
      <style:text-properties style:font-name="Futura Std Condensed Light" fo:font-size="14pt" fo:language="fr" fo:country="FR" officeooo:rsid="00332973" style:font-size-asian="14pt" style:font-size-complex="14pt"/>
    </style:style>
    <style:style style:name="T9" style:family="text">
      <style:text-properties style:font-name="Futura Std Condensed" officeooo:rsid="001900db"/>
    </style:style>
    <style:style style:name="T10" style:family="text">
      <style:text-properties style:font-name="Futura Std Condensed" officeooo:rsid="001900db" fo:background-color="transparent" loext:char-shading-value="0"/>
    </style:style>
    <style:style style:name="T11" style:family="text">
      <style:text-properties style:font-name="Futura Std Condensed" fo:language="fr" fo:country="FR" officeooo:rsid="002200f8"/>
    </style:style>
    <style:style style:name="T12" style:family="text">
      <style:text-properties style:font-name="Futura Std Condensed" fo:language="fr" fo:country="FR" style:text-underline-style="none" fo:background-color="transparent" loext:char-shading-value="0"/>
    </style:style>
    <style:style style:name="T13" style:family="text">
      <style:text-properties style:font-name="Futura Std Condensed" style:text-underline-style="solid" style:text-underline-width="auto" style:text-underline-color="font-color"/>
    </style:style>
    <style:style style:name="T14" style:family="text">
      <style:text-properties style:font-name="Futura Std Condensed" style:text-underline-style="solid" style:text-underline-width="auto" style:text-underline-color="font-color" officeooo:rsid="00413233"/>
    </style:style>
    <style:style style:name="T15" style:family="text">
      <style:text-properties style:font-name="Futura Std Condensed" style:text-underline-style="solid" style:text-underline-width="auto" style:text-underline-color="font-color" officeooo:rsid="004653c4"/>
    </style:style>
    <style:style style:name="T16" style:family="text">
      <style:text-properties fo:color="#c9211e" loext:opacity="100%"/>
    </style:style>
    <style:style style:name="T17" style:family="text">
      <style:text-properties fo:color="#c9211e" loext:opacity="100%" style:font-name="Futura Std Condensed" officeooo:rsid="001900db"/>
    </style:style>
    <style:style style:name="T18" style:family="text">
      <style:text-properties fo:color="#c9211e" loext:opacity="100%" style:font-name="Futura Std Condensed" officeooo:rsid="001900db" fo:background-color="transparent" loext:char-shading-value="0"/>
    </style:style>
    <style:style style:name="T19" style:family="text">
      <style:text-properties fo:color="#c9211e" loext:opacity="100%" style:font-name="Futura Std Condensed" officeooo:rsid="000cd120" fo:background-color="transparent" loext:char-shading-value="0"/>
    </style:style>
    <style:style style:name="T20" style:family="text">
      <style:text-properties fo:color="#c9211e" loext:opacity="100%" style:font-name="Futura Std Condensed" fo:language="fr" fo:country="FR"/>
    </style:style>
    <style:style style:name="T21" style:family="text">
      <style:text-properties fo:color="#c9211e" loext:opacity="100%" style:font-name="Futura Std Condensed" fo:language="fr" fo:country="FR" officeooo:rsid="0022f8a2"/>
    </style:style>
    <style:style style:name="T22" style:family="text">
      <style:text-properties fo:color="#c9211e" loext:opacity="100%" style:font-name="Futura Std Condensed" fo:language="fr" fo:country="FR" officeooo:rsid="0040283b"/>
    </style:style>
    <style:style style:name="T23" style:family="text">
      <style:text-properties fo:color="#c9211e" loext:opacity="100%" style:font-name="Futura Std Condensed" fo:language="fr" fo:country="FR" officeooo:rsid="001900db" fo:background-color="transparent" loext:char-shading-value="0"/>
    </style:style>
    <style:style style:name="T24" style:family="text">
      <style:text-properties fo:color="#c9211e" loext:opacity="100%" style:font-name="Futura Std Condensed" fo:language="fr" fo:country="FR" officeooo:rsid="000cd120" fo:background-color="transparent" loext:char-shading-value="0"/>
    </style:style>
    <style:style style:name="T25" style:family="text">
      <style:text-properties fo:color="#c9211e" loext:opacity="100%" style:font-name="Futura Std Condensed" fo:language="fr" fo:country="FR" style:text-underline-style="none" officeooo:rsid="001900db" fo:background-color="transparent" loext:char-shading-value="0"/>
    </style:style>
    <style:style style:name="T26" style:family="text">
      <style:text-properties fo:color="#c9211e" loext:opacity="100%" style:font-name="Futura Std Condensed" fo:language="fr" fo:country="FR" style:text-underline-style="none" officeooo:rsid="000edf9e" fo:background-color="transparent" loext:char-shading-value="0"/>
    </style:style>
    <style:style style:name="T27" style:family="text">
      <style:text-properties fo:color="#c9211e" loext:opacity="100%" style:font-name="Futura Std Condensed" fo:language="fr" fo:country="FR" style:text-underline-style="none" officeooo:rsid="00166244" fo:background-color="transparent" loext:char-shading-value="0"/>
    </style:style>
    <style:style style:name="T28" style:family="text">
      <style:text-properties fo:color="#c9211e" loext:opacity="100%" style:font-name="Futura Std Condensed" fo:language="fr" fo:country="FR" style:text-underline-style="none" officeooo:rsid="00105a80" fo:background-color="transparent" loext:char-shading-value="0"/>
    </style:style>
    <style:style style:name="T29" style:family="text">
      <style:text-properties fo:color="#c9211e" loext:opacity="100%" style:font-name="Futura Std Condensed" fo:language="fr" fo:country="FR" style:text-underline-style="none" officeooo:rsid="00413233" fo:background-color="transparent" loext:char-shading-value="0"/>
    </style:style>
    <style:style style:name="T30" style:family="text">
      <style:text-properties fo:color="#c9211e" loext:opacity="100%" style:font-name="Futura Std Condensed" fo:language="fr" fo:country="FR" style:text-underline-style="none" officeooo:rsid="004653c4" fo:background-color="transparent" loext:char-shading-value="0"/>
    </style:style>
    <style:style style:name="T31" style:family="text">
      <style:text-properties fo:color="#c9211e" loext:opacity="100%" style:font-name="Futura Std Condensed" fo:language="fr" fo:country="FR" style:text-underline-style="none" officeooo:rsid="004740f5" fo:background-color="transparent" loext:char-shading-value="0"/>
    </style:style>
    <style:style style:name="T32" style:family="text">
      <style:text-properties fo:color="#c9211e" loext:opacity="100%" style:font-name="Futura Std Condensed" style:text-underline-style="none" officeooo:rsid="001900db" fo:background-color="transparent" loext:char-shading-value="0"/>
    </style:style>
    <style:style style:name="T33" style:family="text">
      <style:text-properties fo:color="#c9211e" loext:opacity="100%" style:font-name="Futura Std Condensed" style:text-underline-style="none" officeooo:rsid="00413233" fo:background-color="transparent" loext:char-shading-value="0"/>
    </style:style>
    <style:style style:name="T34" style:family="text">
      <style:text-properties fo:color="#c9211e" loext:opacity="100%" style:font-name="Futura Std Condensed" style:text-underline-style="none" officeooo:rsid="000edf9e" fo:background-color="transparent" loext:char-shading-value="0"/>
    </style:style>
    <style:style style:name="T35" style:family="text">
      <style:text-properties fo:color="#c9211e" loext:opacity="100%" style:font-name="Futura Std Condensed" style:text-underline-style="none" officeooo:rsid="00166244" fo:background-color="transparent" loext:char-shading-value="0"/>
    </style:style>
    <style:style style:name="T36" style:family="text">
      <style:text-properties fo:color="#c9211e" loext:opacity="100%" style:font-name="Futura Std Condensed" style:text-underline-style="none" officeooo:rsid="00105a80" fo:background-color="transparent" loext:char-shading-value="0"/>
    </style:style>
    <style:style style:name="T37" style:family="text">
      <style:text-properties fo:color="#c9211e" loext:opacity="100%" style:font-name="Futura Std Condensed" style:text-underline-style="none" officeooo:rsid="00413233"/>
    </style:style>
    <style:style style:name="T38" style:family="text">
      <style:text-properties fo:color="#c9211e" loext:opacity="100%" style:font-name="Futura Std Condensed" fo:font-weight="normal" style:font-weight-asian="normal" style:font-weight-complex="normal"/>
    </style:style>
    <style:style style:name="T39" style:family="text">
      <style:text-properties fo:color="#c9211e" loext:opacity="100%" style:font-name="Futura Std Condensed" fo:font-weight="normal" officeooo:rsid="0040bc3e" style:font-weight-asian="normal" style:font-weight-complex="normal"/>
    </style:style>
    <style:style style:name="T40" style:family="text">
      <style:text-properties fo:color="#c9211e" loext:opacity="100%" style:font-name="Futura Std Condensed" fo:font-weight="normal" officeooo:rsid="00569796" style:font-weight-asian="normal" style:font-weight-complex="normal"/>
    </style:style>
    <style:style style:name="T41" style:family="text">
      <style:text-properties fo:color="#c9211e" loext:opacity="100%" style:font-name="Futura Std Condensed" fo:font-weight="normal" officeooo:rsid="0057cf6e" style:font-weight-asian="normal" style:font-weight-complex="normal"/>
    </style:style>
    <style:style style:name="T42" style:family="text">
      <style:text-properties fo:color="#c9211e" loext:opacity="100%" style:font-name="Futura Std Condensed" fo:font-weight="normal" officeooo:rsid="0059112a" style:font-weight-asian="normal" style:font-weight-complex="normal"/>
    </style:style>
    <style:style style:name="T43" style:family="text">
      <style:text-properties fo:color="#c9211e" loext:opacity="100%" style:font-name="Futura Std Condensed" fo:font-weight="normal" officeooo:rsid="005ad1db" style:font-weight-asian="normal" style:font-weight-complex="normal"/>
    </style:style>
    <style:style style:name="T44" style:family="text">
      <style:text-properties fo:color="#c9211e" loext:opacity="100%" style:font-name="Futura Std Condensed" officeooo:rsid="0040bc3e"/>
    </style:style>
    <style:style style:name="T45" style:family="text">
      <style:text-properties fo:color="#c9211e" loext:opacity="100%" style:font-name="Futura Std Condensed" officeooo:rsid="00413233"/>
    </style:style>
    <style:style style:name="T46" style:family="text">
      <style:text-properties fo:color="#c9211e" loext:opacity="100%" style:font-name="Futura Std Condensed" officeooo:rsid="0042ce9a"/>
    </style:style>
    <style:style style:name="T47" style:family="text">
      <style:text-properties fo:color="#c9211e" loext:opacity="100%" style:font-name="Futura Std Condensed" officeooo:rsid="004580dd"/>
    </style:style>
    <style:style style:name="T48" style:family="text">
      <style:text-properties fo:color="#c9211e" loext:opacity="100%" style:font-name="Futura Std Condensed" officeooo:rsid="004632a2"/>
    </style:style>
    <style:style style:name="T49" style:family="text">
      <style:text-properties fo:color="#c9211e" loext:opacity="100%" style:font-name="Futura Std Condensed" officeooo:rsid="004653c4"/>
    </style:style>
    <style:style style:name="T50" style:family="text">
      <style:text-properties fo:color="#c9211e" loext:opacity="100%" style:font-name="Futura Std Condensed" fo:font-weight="bold" officeooo:rsid="00569796" style:font-weight-asian="bold" style:font-weight-complex="bold"/>
    </style:style>
    <style:style style:name="T51" style:family="text">
      <style:text-properties fo:color="#c9211e" loext:opacity="100%" fo:language="fr" fo:country="FR" style:text-underline-style="none" officeooo:rsid="004740f5" fo:background-color="transparent" loext:char-shading-value="0"/>
    </style:style>
    <style:style style:name="T52" style:family="text">
      <style:text-properties fo:color="#c9211e" loext:opacity="100%" style:text-line-through-style="solid" style:text-line-through-type="single" style:font-name="Futura Std Condensed" officeooo:rsid="001900db" fo:background-color="transparent" loext:char-shading-value="0"/>
    </style:style>
    <style:style style:name="T53" style:family="text">
      <style:text-properties fo:color="#c9211e" loext:opacity="100%" style:text-line-through-style="solid" style:text-line-through-type="single" style:font-name="Futura Std Condensed" officeooo:rsid="001900db"/>
    </style:style>
    <style:style style:name="T54" style:family="text">
      <style:text-properties fo:color="#c9211e" loext:opacity="100%" officeooo:rsid="0055eace"/>
    </style:style>
    <style:style style:name="T55" style:family="text">
      <style:text-properties officeooo:rsid="001bccdb"/>
    </style:style>
    <style:style style:name="T56" style:family="text">
      <style:text-properties officeooo:rsid="001ee8d9"/>
    </style:style>
    <style:style style:name="T57" style:family="text">
      <style:text-properties officeooo:rsid="001fc2c5"/>
    </style:style>
    <style:style style:name="T58" style:family="text">
      <style:text-properties fo:language="fr" fo:country="FR"/>
    </style:style>
    <style:style style:name="T59" style:family="text">
      <style:text-properties fo:language="fr" fo:country="FR" fo:font-weight="normal" officeooo:rsid="001900db" fo:background-color="transparent" loext:char-shading-value="0" style:font-weight-asian="normal" style:font-weight-complex="normal"/>
    </style:style>
    <style:style style:name="T60" style:family="text">
      <style:text-properties fo:language="fr" fo:country="FR" fo:font-weight="normal" officeooo:rsid="000d6291" fo:background-color="transparent" loext:char-shading-value="0" style:font-weight-asian="normal" style:font-weight-complex="normal"/>
    </style:style>
    <style:style style:name="T61" style:family="text">
      <style:text-properties fo:language="fr" fo:country="FR" fo:font-weight="normal" officeooo:rsid="0026faf3" fo:background-color="transparent" loext:char-shading-value="0" style:font-weight-asian="normal" style:font-weight-complex="normal"/>
    </style:style>
    <style:style style:name="T62" style:family="text">
      <style:text-properties fo:language="fr" fo:country="FR" officeooo:rsid="001900db" fo:background-color="transparent" loext:char-shading-value="0"/>
    </style:style>
    <style:style style:name="T63" style:family="text">
      <style:text-properties fo:language="fr" fo:country="FR" officeooo:rsid="000cd120" fo:background-color="transparent" loext:char-shading-value="0"/>
    </style:style>
    <style:style style:name="T64" style:family="text">
      <style:text-properties fo:language="fr" fo:country="FR" officeooo:rsid="001900db"/>
    </style:style>
    <style:style style:name="T65" style:family="text">
      <style:text-properties fo:language="fr" fo:country="FR" officeooo:rsid="001d69f7"/>
    </style:style>
    <style:style style:name="T66" style:family="text">
      <style:text-properties fo:language="fr" fo:country="FR" officeooo:rsid="0019a220"/>
    </style:style>
    <style:style style:name="T67" style:family="text">
      <style:text-properties fo:language="fr" fo:country="FR" officeooo:rsid="002506df"/>
    </style:style>
    <style:style style:name="T68" style:family="text">
      <style:text-properties fo:language="fr" fo:country="FR" officeooo:rsid="0022f8a2"/>
    </style:style>
    <style:style style:name="T69" style:family="text">
      <style:text-properties fo:language="fr" fo:country="FR" officeooo:rsid="0040283b"/>
    </style:style>
    <style:style style:name="T70" style:family="text">
      <style:text-properties fo:language="fr" fo:country="FR" style:text-underline-style="none" fo:background-color="transparent" loext:char-shading-value="0"/>
    </style:style>
    <style:style style:name="T71" style:family="text">
      <style:text-properties fo:language="fr" fo:country="FR" style:text-underline-style="none" officeooo:rsid="001900db" fo:background-color="transparent" loext:char-shading-value="0"/>
    </style:style>
    <style:style style:name="T72" style:family="text">
      <style:text-properties fo:language="fr" fo:country="FR" style:text-underline-style="none" officeooo:rsid="00105a80" fo:background-color="transparent" loext:char-shading-value="0"/>
    </style:style>
    <style:style style:name="T73" style:family="text">
      <style:text-properties fo:language="fr" fo:country="FR" style:text-underline-style="none" officeooo:rsid="004653c4" fo:background-color="transparent" loext:char-shading-value="0"/>
    </style:style>
    <style:style style:name="T74" style:family="text">
      <style:text-properties fo:language="fr" fo:country="FR" style:text-underline-style="none" officeooo:rsid="004740f5" fo:background-color="transparent" loext:char-shading-value="0"/>
    </style:style>
    <style:style style:name="T75" style:family="text">
      <style:text-properties fo:language="fr" fo:country="FR" style:text-underline-style="none" officeooo:rsid="004b899e" fo:background-color="transparent" loext:char-shading-value="0"/>
    </style:style>
    <style:style style:name="T76" style:family="text">
      <style:text-properties fo:language="fr" fo:country="FR" style:text-underline-style="none" officeooo:rsid="004d37fd" fo:background-color="transparent" loext:char-shading-value="0"/>
    </style:style>
    <style:style style:name="T77" style:family="text">
      <style:text-properties fo:language="fr" fo:country="FR" style:text-underline-style="none" officeooo:rsid="005daacd" fo:background-color="transparent" loext:char-shading-value="0"/>
    </style:style>
    <style:style style:name="T78" style:family="text">
      <style:text-properties fo:language="fr" fo:country="FR" style:text-underline-style="solid" style:text-underline-width="auto" style:text-underline-color="font-color" officeooo:rsid="0042ce9a" fo:background-color="transparent" loext:char-shading-value="0"/>
    </style:style>
    <style:style style:name="T79" style:family="text">
      <style:text-properties fo:language="fr" fo:country="FR" officeooo:rsid="0059112a"/>
    </style:style>
    <style:style style:name="T80" style:family="text">
      <style:text-properties fo:language="fr" fo:country="FR" officeooo:rsid="005daacd"/>
    </style:style>
    <style:style style:name="T81" style:family="text">
      <style:text-properties fo:color="#000000" loext:opacity="100%"/>
    </style:style>
    <style:style style:name="T82"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83"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506df" style:letter-kerning="true" style:font-size-asian="14pt" style:font-style-asian="normal" style:font-weight-asian="normal" style:font-size-complex="14pt" style:text-emphasize="none"/>
    </style:style>
    <style:style style:name="T84" style:family="text">
      <style:text-properties fo:color="#000000" loext:opacity="100%" officeooo:rsid="0040bc3e"/>
    </style:style>
    <style:style style:name="T85" style:family="text">
      <style:text-properties fo:color="#000000" loext:opacity="100%" style:text-underline-style="solid" style:text-underline-width="auto" style:text-underline-color="font-color" officeooo:rsid="0040bc3e"/>
    </style:style>
    <style:style style:name="T86" style:family="text">
      <style:text-properties fo:color="#000000" loext:opacity="100%" style:text-underline-style="solid" style:text-underline-width="auto" style:text-underline-color="font-color" officeooo:rsid="0042ce9a"/>
    </style:style>
    <style:style style:name="T87" style:family="text">
      <style:text-properties fo:color="#000000" loext:opacity="100%" officeooo:rsid="0042ce9a"/>
    </style:style>
    <style:style style:name="T88" style:family="text">
      <style:text-properties fo:color="#000000" loext:opacity="100%" style:font-name="Futura Std Condensed Light" fo:font-weight="normal" style:font-weight-asian="normal" style:font-weight-complex="normal"/>
    </style:style>
    <style:style style:name="T89" style:family="text">
      <style:text-properties fo:color="#000000" loext:opacity="100%" style:font-name="Futura Std Condensed Light" fo:font-weight="normal" officeooo:rsid="00569796" style:font-weight-asian="normal" style:font-weight-complex="normal"/>
    </style:style>
    <style:style style:name="T90" style:family="text">
      <style:text-properties fo:color="#000000" loext:opacity="100%" style:font-name="Futura Std Condensed Light" fo:font-weight="normal" officeooo:rsid="0057cf6e" style:font-weight-asian="normal" style:font-weight-complex="normal"/>
    </style:style>
    <style:style style:name="T91" style:family="text">
      <style:text-properties fo:color="#000000" loext:opacity="100%" style:font-name="Futura Std Condensed" fo:font-weight="bold" officeooo:rsid="00569796" style:font-weight-asian="bold" style:font-weight-complex="bold"/>
    </style:style>
    <style:style style:name="T92" style:family="text">
      <style:text-properties fo:color="#000000" loext:opacity="100%" fo:font-weight="normal" style:font-weight-asian="normal" style:font-weight-complex="normal"/>
    </style:style>
    <style:style style:name="T93" style:family="text">
      <style:text-properties fo:color="#000000" loext:opacity="100%" fo:font-weight="normal" officeooo:rsid="00569796" style:font-weight-asian="normal" style:font-weight-complex="normal"/>
    </style:style>
    <style:style style:name="T94" style:family="text">
      <style:text-properties fo:color="#000000" loext:opacity="100%" fo:font-weight="normal" officeooo:rsid="005c448a" style:font-weight-asian="normal" style:font-weight-complex="normal"/>
    </style:style>
    <style:style style:name="T95" style:family="text">
      <style:text-properties fo:color="#000000" loext:opacity="100%" fo:font-weight="normal" officeooo:rsid="005ad1db" style:font-weight-asian="normal" style:font-weight-complex="normal"/>
    </style:style>
    <style:style style:name="T96" style:family="text">
      <style:text-properties fo:color="#000000" loext:opacity="100%" fo:font-weight="normal" officeooo:rsid="0057cf6e" style:font-weight-asian="normal" style:font-weight-complex="normal"/>
    </style:style>
    <style:style style:name="T97" style:family="text">
      <style:text-properties fo:color="#000000" loext:opacity="100%" fo:font-weight="normal" officeooo:rsid="0059112a" style:font-weight-asian="normal" style:font-weight-complex="normal"/>
    </style:style>
    <style:style style:name="T98" style:family="text">
      <style:text-properties fo:color="#000000" loext:opacity="100%" fo:font-weight="normal" officeooo:rsid="005a9ace" style:font-weight-asian="normal" style:font-weight-complex="normal"/>
    </style:style>
    <style:style style:name="T99" style:family="text">
      <style:text-properties fo:color="#000000" loext:opacity="100%" style:font-name="Futura Std Condensed Light" fo:font-weight="normal" officeooo:rsid="0059112a" style:font-weight-asian="normal" style:font-weight-complex="normal"/>
    </style:style>
    <style:style style:name="T100"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101" style:family="text">
      <style:text-properties officeooo:rsid="00332973"/>
    </style:style>
    <style:style style:name="T102" style:family="text">
      <style:text-properties officeooo:rsid="0040bc3e"/>
    </style:style>
    <style:style style:name="T103" style:family="text">
      <style:text-properties style:text-underline-style="solid" style:text-underline-width="auto" style:text-underline-color="font-color"/>
    </style:style>
    <style:style style:name="T104" style:family="text">
      <style:text-properties style:text-underline-style="solid" style:text-underline-width="auto" style:text-underline-color="font-color" officeooo:rsid="0040bc3e"/>
    </style:style>
    <style:style style:name="T105" style:family="text">
      <style:text-properties style:text-underline-style="solid" style:text-underline-width="auto" style:text-underline-color="font-color" officeooo:rsid="0042ce9a"/>
    </style:style>
    <style:style style:name="T106" style:family="text">
      <style:text-properties style:text-underline-style="solid" style:text-underline-width="auto" style:text-underline-color="font-color" officeooo:rsid="004580dd"/>
    </style:style>
    <style:style style:name="T107" style:family="text">
      <style:text-properties style:text-underline-style="solid" style:text-underline-width="auto" style:text-underline-color="font-color" officeooo:rsid="004653c4"/>
    </style:style>
    <style:style style:name="T108" style:family="text">
      <style:text-properties style:text-underline-style="solid" style:text-underline-width="auto" style:text-underline-color="font-color" officeooo:rsid="00413233"/>
    </style:style>
    <style:style style:name="T109" style:family="text">
      <style:text-properties officeooo:rsid="00413233"/>
    </style:style>
    <style:style style:name="T110" style:family="text">
      <style:text-properties style:text-underline-style="none" officeooo:rsid="00105a80" fo:background-color="transparent" loext:char-shading-value="0"/>
    </style:style>
    <style:style style:name="T111" style:family="text">
      <style:text-properties style:text-underline-style="none" officeooo:rsid="00413233"/>
    </style:style>
    <style:style style:name="T112" style:family="text">
      <style:text-properties style:text-underline-style="none" officeooo:rsid="0042ce9a"/>
    </style:style>
    <style:style style:name="T113" style:family="text">
      <style:text-properties officeooo:rsid="0042ce9a"/>
    </style:style>
    <style:style style:name="T114" style:family="text">
      <style:text-properties officeooo:rsid="004580dd"/>
    </style:style>
    <style:style style:name="T115" style:family="text">
      <style:text-properties officeooo:rsid="004632a2"/>
    </style:style>
    <style:style style:name="T116" style:family="text">
      <style:text-properties officeooo:rsid="004653c4"/>
    </style:style>
    <style:style style:name="T117" style:family="text">
      <style:text-properties officeooo:rsid="0048c52f"/>
    </style:style>
    <style:style style:name="T118" style:family="text">
      <style:text-properties style:text-line-through-style="solid" style:text-line-through-type="single" officeooo:rsid="001900db" fo:background-color="transparent" loext:char-shading-value="0"/>
    </style:style>
    <style:style style:name="T119" style:family="text">
      <style:text-properties fo:font-weight="normal" style:font-weight-asian="normal" style:font-weight-complex="normal"/>
    </style:style>
    <style:style style:name="T120" style:family="text">
      <style:text-properties fo:color="#00a933" loext:opacity="100%" style:font-name="Futura Std Condensed" fo:font-weight="normal" officeooo:rsid="0059112a" style:font-weight-asian="normal" style:font-weight-complex="normal"/>
    </style:style>
    <style:style style:name="T121" style:family="text">
      <style:text-properties officeooo:rsid="005daa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Java Jolt (ou Amère caféine ?)</text:p>
      <text:p text:style-name="P21"/>
      <text:p text:style-name="P21"/>
      <text:p text:style-name="P21"/>
      <text:p text:style-name="P22"><text:tab/><text:span text:style-name="T1">Le jeu sera donc un </text:span><text:span text:style-name="T9">Point &amp; Click</text:span><text:span text:style-name="T1">. </text:span><text:span text:style-name="T55">En anglais ?</text:span></text:p>
      <text:p text:style-name="P22"/>
      <text:p text:style-name="P1"><text:span text:style-name="T64"><text:tab/>Il racontera l’histoire d’une femme, </text:span><text:span text:style-name="T11">Rowena Pitifool</text:span><text:span text:style-name="T64">, </text:span><text:span text:style-name="Strong_20_Emphasis"><text:span text:style-name="T59">une conceptrice rédactrice publicitaire, "toxicomane" accro au café, </text:span></text:span><text:span text:style-name="Strong_20_Emphasis"><text:span text:style-name="T61">célibataire par dépit </text:span></text:span><text:span text:style-name="Strong_20_Emphasis"><text:span text:style-name="T60">et</text:span></text:span><text:span text:style-name="Strong_20_Emphasis"><text:span text:style-name="T59"> dépressive</text:span></text:span><text:span text:style-name="Strong_20_Emphasis"><text:span text:style-name="T62"> </text:span></text:span><text:span text:style-name="T64">qui se lève le matin pour se faire un café avant de pouvoir partir au boulot (à priori, elle aura déjà fait sa toilette donc peut-être aura-t-elle encore une serviette sur la tête et/ou se baladera-t-elle encore enveloppée dans une serviette). Il n’y a plus de café et il va falloir trouver une solution car sans café, pas moyen d’aller plus loin. Il reste 15 minutes </text:span><text:span text:style-name="T65">en</text:span><text:span text:style-name="T64"> </text:span><text:span text:style-name="T65">temps réel </text:span><text:span text:style-name="T66">(à ajuster ultérieurement </text:span><text:span text:style-name="T67">et très probablement plutôt 30 minutes</text:span><text:span text:style-name="T66">) </text:span><text:span text:style-name="T64">pour trouver un moyen de faire un café malgré tout. Passées ces 15 </text:span><text:span text:style-name="T67">(ou 30)</text:span><text:span text:style-name="T64"> minutes, le téléphone sonnera et en décrochant, son patron lui dira « t’es virée ! »</text:span></text:p>
      <text:p text:style-name="P22"/>
      <text:p text:style-name="P22"><text:tab/><text:span text:style-name="T1">Le fait est que de toute manière elle sera virée car elle ne pourra pas se faire de café. Cela signifie donc qu’il s’agit là d’un jeu dans lequel le joueur ne pourra pas gagner (encore une fois !).</text:span></text:p>
      <text:p text:style-name="P22"/>
      <text:p text:style-name="P22"><text:tab/><text:span text:style-name="T56">Dans ce type de jeu, on passe son temps à trouver un moyen (toujours débile) de faire des choses en fouillant partout, combinant des objets incongrus avec d’autres pour en faire un nouveau qui permettra d’accéder à la suite de l’histoire pour recommencer ainsi de suite jusqu’à la fin.</text:span></text:p>
      <text:p text:style-name="P22"/>
      <text:p text:style-name="P22"/>
      <text:p text:style-name="P24"><text:tab/><text:span text:style-name="T1">La première </text:span><text:span text:style-name="T57">tentative </text:span><text:span text:style-name="T1">la verra</text:span><text:span text:style-name="T4"> </text:span><text:span text:style-name="T18">d</text:span><text:span text:style-name="T19">émonter la machine à café pour en lécher les restes de café </text:span><text:span text:style-name="T18">dans les « tuyaux »</text:span><text:span text:style-name="T3">.</text:span></text:p>
      <text:p text:style-name="P25"><text:span text:style-name="T2"><text:tab/></text:span><text:span text:style-name="T4">La suivante sera de </text:span><text:span text:style-name="T32">récupérer des vieux grains de café tombés derrière </text:span><text:span text:style-name="T33">les pots et </text:span><text:span text:style-name="T32">le meuble</text:span><text:span text:style-name="T34"> </text:span><text:span text:style-name="T33">pour</text:span><text:span text:style-name="T34"> les moudre </text:span><text:span text:style-name="T33">et</text:span><text:span text:style-name="T34"> obtenir une poudre </text:span><text:span text:style-name="T33">afin de</text:span><text:span text:style-name="T35"> s’</text:span><text:span text:style-name="T36">e</text:span><text:span text:style-name="T35">n</text:span><text:span text:style-name="T36"> faire des patchs</text:span><text:span text:style-name="T110">.</text:span></text:p>
      <text:p text:style-name="P22"><text:tab/><text:span text:style-name="T1">La </text:span><text:span text:style-name="T57">dernière</text:span><text:span text:style-name="T1"> consistera à </text:span><text:span text:style-name="T17">faire recuire le café de la veille pris dans la poubelle</text:span><text:span text:style-name="T1">.</text:span></text:p>
      <text:p text:style-name="P22"/>
      <text:p text:style-name="P22"><text:span text:style-name="T4"><text:tab/></text:span><text:span text:style-name="T10">OPTIONS </text:span><text:span text:style-name="T4">:</text:span></text:p>
      <text:p text:style-name="P22"><text:span text:style-name="T4"><text:tab/></text:span><text:span text:style-name="T118">Aller </text:span><text:span text:style-name="T52">ramasser les crottes de hamster pour les faire griller puis les faire infuser</text:span><text:span text:style-name="T4">.</text:span></text:p>
      <text:p text:style-name="P26"><text:span text:style-name="T1"><text:tab/></text:span><text:span text:style-name="T53">Rincer la cafetière et boire l'eau de rinçage</text:span><text:span text:style-name="T1">.</text:span></text:p>
      <text:p text:style-name="P22"/>
      <text:p text:style-name="P22"/>
      <text:p text:style-name="P22"/>
      <text:p text:style-name="P22"><text:span text:style-name="T4"><text:tab/></text:span><text:span text:style-name="T10">ÉVENTUELLEMENT</text:span><text:span text:style-name="T4"> :</text:span></text:p>
      <text:p text:style-name="P22"><text:span text:style-name="T4"><text:tab/>Rajouter les deux personnages dans sa tête pour des discussions complètement débile</text:span><text:span text:style-name="T5">s</text:span><text:span text:style-name="T4"> mais qui pourraient amener des indices quant à la prochaine « expérience » consistant à faire un café avec « les moyens du bord ». </text:span><text:span text:style-name="T6">Si tel est le cas, vu que le jeu est « chronométré », pour mettre tout le monde à égalité (certains lisent plus vite que d’autres), à chaque fois qu’une entrée de dialogue est « envoyée » par le joueur ou un autre interlocuteur, alors un temps prédéfini pour dire chaque entrée sera ajoutée au chronomètre.</text:span></text:p>
      <text:p text:style-name="P32"><text:span text:style-name="T4">U</text:span><text:span text:style-name="T2">n peu plus de détails...</text:span></text:p>
      <text:p text:style-name="P23"/>
      <text:p text:style-name="P23"/>
      <text:p text:style-name="P27">Pendant la scène qui suit on voit le générique du jeu.</text:p>
      <text:p text:style-name="P23"/>
      <text:p text:style-name="P27">Plan fixe de la cuisine. <text:span text:style-name="T101">Lumière éteinte.</text:span></text:p>
      <text:p text:style-name="P27"><text:tab/>Il est 9h (?) et on entend une radio gueuler un flash info à la con pendant quelques secondes avant d’être arrêtée. Puis un long râle de réveille. Rowena Pitifool s’est réveillée. Viennent ensuite des froissements de draps puis des bruits de pas qui s’éloignent un peu et enfin une poignée de porte actionnée. Rowena est entrée dans la salle de bain. Ouvre l’eau. Attrape des trucs, en repose d’autres. Relance une autre radio fin du flash info/musique/whatever. Elle entre dans la douche ce qui fait varier le son de l’eau qui coule… Puis l’eau est coupée. Divers bruits signifiant plus ou moins qu’elle attrape des serviettes pour s’en mettre une sur la tête et une autour du corps (si elle en a deux mais je pense qu’on va faire comme ça). La radio s’arrête. Des bruits de pas qui se rapprochent un peu. A nouveau une poignée de porte.</text:p>
      <text:p text:style-name="P23"/>
      <text:p text:style-name="P23">Fin du générique</text:p>
      <text:p text:style-name="P23"/>
      <text:p text:style-name="P35"><text:span text:style-name="T7"><text:tab/></text:span><text:span text:style-name="T8">Clic ! (la lumière s’allume). </text:span><text:span text:style-name="T7">Rowena entre dans la cuisine et referme la porte de la chambre (la salle de bain était de l’autre côté de la chambre, donc). Elle se dirige vers la cafetière et pose une main dessus avant de</text:span><text:span text:style-name="T82"> diriger l’autre vers le placard du dessus légèrement sur la droite. Elle l’ouvre et va saisir le… HORREUR ! Il n’y a plus de café. Il lui en faut absolument ! Elle regarde l’horloge au mur et il ne lui reste plus qu</text:span><text:span text:style-name="T83">e 15 (ou 30) minutes</text:span><text:span text:style-name="T82"> avant de partir au boulot.</text:span></text:p>
      <text:p text:style-name="P35"/>
      <text:p text:style-name="P41">Le chrono se lance !</text:p>
      <text:p text:style-name="P42"><text:span text:style-name="T100"/></text:p>
      <text:p text:style-name="P36">Ce qu’elle peut essayer de faire <text:span text:style-name="T117">(ou pas)</text:span>...</text:p>
      <text:p text:style-name="P23"/>
      <text:p text:style-name="P23"/>
      <text:p text:style-name="P2"><text:span text:style-name="T58"><text:tab/>Dans tous les cas, elle finira par faire repasser le café de la veille qu’elle a mis à la poubelle, en ayant pris soin de s’en servir une tasse et </text:span><text:span text:style-name="T69">de </text:span><text:span text:style-name="T58">le boire avant de tout recracher tellement c’est dégueulasse. </text:span><text:span text:style-name="T68">Si le joueur essaye de faire cela avant 9h14, systématiquement Rowena se dira « Non, je ne peux pas faire ça ! ». C’est seulement à partir de 9h14 (?) qu’elle regardera l’horloge et se dira « Bon, tant pis, plus le choix ! » et lancera les opérations. Alors </text:span><text:span text:style-name="T21">à ce moment-là, la partie sera bien entendu perdue </text:span><text:span text:style-name="T22">puisqu’elle renoncera à tout et retournera se coucher</text:span><text:span text:style-name="T68"> ! </text:span><text:span text:style-name="T69">Elle sortira par où elle est entrée au départ et refermera la porte (son).</text:span></text:p>
      <text:p text:style-name="P2"><text:span text:style-name="T69"/></text:p>
      <text:p text:style-name="P20"><text:span text:style-name="T69"><text:tab/>O</text:span><text:span text:style-name="T58">n devra garder à l’esprit que Rowena n’a que 2 mains et pas poches puisqu’elle sort de la douche en serviette de toilette. Cela signifie qu’il ne sera </text:span><text:span text:style-name="T20">pas possible de se balader avec plus de deux objets en mains</text:span><text:span text:style-name="T58">. Si les objets sont petits, on pourra moduler cette limite. Par exemple : tous les grains de café qu’elle ramassera pourront tenir dans une main, il en deviendront éventuellement instantanément un seul.</text:span></text:p>
      <text:p text:style-name="P20"><text:span text:style-name="T58"/></text:p>
      <text:p text:style-name="P20"><text:span text:style-name="T58"><text:tab/></text:span><text:span text:style-name="T79">Si le joueur veut prendre plusieurs exemplaires d’un objet dont il n’aura pas besoin </text:span><text:span text:style-name="T80">(en plusieurs exemplaires)</text:span><text:span text:style-name="T79">, Rowena aura des répliques du genre « Un seul me suffira largement ! », « Nan, je ne commence pas une collection ! », etc.</text:span></text:p>
      <text:p text:style-name="P37">Ce que Rowena peut trouver d’utile dans la cuisine pour chaque tentative</text:p>
      <text:p text:style-name="P2"/>
      <text:p text:style-name="P2"/>
      <text:p text:style-name="P11">On fait court pour la première tentative pour que le joueur choppe l’esprit du scénario.</text:p>
      <text:p text:style-name="P14">Là où l’on peut trouver des éléments cachés nécessaires à une autre tentative que celle en cours, on ne trouvera rien pour la tentative en cours. Par exemple des grains de café lors de la première tentative.</text:p>
      <text:p text:style-name="P2"/>
      <text:p text:style-name="P5"><text:span text:style-name="T13">1ère tentative :</text:span> <text:span text:style-name="T23">d</text:span><text:span text:style-name="T24">émonter la machine à café pour en lécher les restes de café </text:span><text:span text:style-name="T23">dans les « tuyaux »</text:span><text:span text:style-name="T63">.</text:span></text:p>
      <text:p text:style-name="P5"><text:span text:style-name="T63"/></text:p>
      <text:p text:style-name="P6"><text:tab/>Dans le <text:span text:style-name="T46">réfrigérateur</text:span> <text:span text:style-name="T102">il y a du</text:span> <text:span text:style-name="T44">beurre </text:span><text:span text:style-name="T84">dans lequel est planté</text:span> un <text:span text:style-name="T39">couteau à beurre</text:span>. <text:span text:style-name="T102">Il servira à démonter le </text:span><text:span text:style-name="T44">support du filtre en plastique rouge de la cafetière</text:span><text:span text:style-name="T84"> </text:span><text:span text:style-name="T102">sans la casser. </text:span><text:span text:style-name="T106">Tout autre couteau ne fera pas l’affaire !</text:span></text:p>
      <text:p text:style-name="P8"><text:tab/><text:span text:style-name="T102">À gauche de la fenêtre </text:span><text:span text:style-name="T115">de droite</text:span><text:span text:style-name="T102">, </text:span><text:span text:style-name="T109">contre le mur</text:span><text:span text:style-name="T102">, il y a un </text:span><text:span text:style-name="T44">petit chiffon</text:span><text:span text:style-name="T102"> que Rowena devra aller passer dans le </text:span><text:span text:style-name="T44">support à filtre</text:span><text:span text:style-name="T102"> pour essayer de récupérer un peu de </text:span><text:span text:style-name="T44">café</text:span><text:span text:style-name="T102"> en l’« essuyant ». </text:span><text:span text:style-name="T104">Ça ne marchera pas</text:span><text:span text:style-name="T102">. Rowena devra alors un peu humidifier le </text:span><text:span text:style-name="T44">chiffon</text:span><text:span text:style-name="T102">. </text:span><text:span text:style-name="T113">Pour cela</text:span><text:span text:style-name="T87">, Rowena peut utiliser du </text:span><text:span text:style-name="T46">lait</text:span><text:span text:style-name="T87"> (</text:span><text:span text:style-name="T86">elle ne le fera pas avec l’eau du robinet dont elle n’aime pas le goût</text:span><text:span text:style-name="T87">) qu’elle peut trouver soit sur le plan de travail à droite de la gazinière, soit dans la porte du réfrigérateur. La </text:span><text:span text:style-name="T46">bouteille de lait</text:span><text:span text:style-name="T87"> sur le plan de travail n’est pas ouverte (Rowena peut l’ouvrir à la main).</text:span><text:span text:style-name="T84"> Ensuite, elle pourra récupérer du </text:span><text:span text:style-name="T44">café</text:span><text:span text:style-name="T84"> en l’essuyant avec le </text:span><text:span text:style-name="T44">torchon</text:span><text:span text:style-name="T84"> mais finalement, </text:span><text:span text:style-name="T85">cela fera bien trop peu</text:span><text:span text:style-name="T84"> (en plus du fait que ça n’est pas bon du tout) !</text:span></text:p>
      <text:p text:style-name="P5"><text:tab/></text:p>
      <text:p text:style-name="P5"/>
      <text:p text:style-name="P7"><text:span text:style-name="T14">2ème</text:span><text:span text:style-name="T13"> tentative :</text:span><text:span text:style-name="T71"> </text:span><text:span text:style-name="T25">récupérer des vieux grains de café tombés derrière </text:span><text:span text:style-name="T29">les pots et </text:span><text:span text:style-name="T25">le meuble</text:span><text:span text:style-name="T26"> </text:span><text:span text:style-name="T29">pour</text:span><text:span text:style-name="T26"> les moudre </text:span><text:span text:style-name="T29">et</text:span><text:span text:style-name="T26"> obtenir une poudre </text:span><text:span text:style-name="T29">afin de</text:span><text:span text:style-name="T27"> s’</text:span><text:span text:style-name="T28">e</text:span><text:span text:style-name="T27">n</text:span><text:span text:style-name="T28"> faire des patchs</text:span><text:span text:style-name="T72">.</text:span></text:p>
      <text:p text:style-name="P7"><text:span text:style-name="T72"/></text:p>
      <text:p text:style-name="P7"><text:span text:style-name="T72"><text:tab/></text:span><text:span text:style-name="T78">Récupérer des grains de café :</text:span></text:p>
      <text:p text:style-name="P7"><text:span text:style-name="T111"><text:tab/></text:span><text:span text:style-name="T112">Sur le plan de travail, d</text:span><text:span text:style-name="T111">errière la </text:span><text:span text:style-name="T37">cafetière</text:span><text:span text:style-name="T111">, derrière le </text:span><text:span text:style-name="T37">pot en verre</text:span><text:span text:style-name="T111"> et derrière </text:span><text:span text:style-name="T37">le pot en terre</text:span><text:span text:style-name="T111">, Rowena pourra trouver quelques </text:span><text:span text:style-name="T37">grains de cafés</text:span><text:span text:style-name="T111"> perdus. </text:span><text:span text:style-name="T108">Ça n’est pas suffisant</text:span><text:span text:style-name="T111">.</text:span></text:p>
      <text:p text:style-name="P5"><text:tab/><text:span text:style-name="T45">Par terre</text:span><text:span text:style-name="T109">, entre le lave-vaisselle et le meuble à sa droite, Rowena trouvera encore des </text:span><text:span text:style-name="T45">grains de café</text:span><text:span text:style-name="T109">.</text:span></text:p>
      <text:p text:style-name="P5"/>
      <text:p text:style-name="P5"><text:tab/><text:span text:style-name="T103">M</text:span><text:span text:style-name="T105">oudre les vieux grains de café (elle n’a pas de moulin à café) :</text:span></text:p>
      <text:p text:style-name="P5"><text:tab/><text:span text:style-name="T114">Rowena trouvera une </text:span><text:span text:style-name="T47">cuillère en bois</text:span><text:span text:style-name="T114"> dans le </text:span><text:span text:style-name="T47">tiroir du haut</text:span><text:span text:style-name="T114"> du meuble à gauche de la gazinière.</text:span></text:p>
      <text:p text:style-name="P9"><text:tab/><text:span text:style-name="T114">Derrière la bouteille de lait se trouve la </text:span><text:span text:style-name="T47">planche à découper</text:span><text:span text:style-name="T114">.</text:span></text:p>
      <text:p text:style-name="P9"><text:span text:style-name="T114"><text:tab/>Elle récupérera aussi son </text:span><text:span text:style-name="T47">autre chiffon</text:span><text:span text:style-name="T114"> (à gauche de la fenêtre </text:span><text:span text:style-name="T115">de droite</text:span><text:span text:style-name="T114">).</text:span></text:p>
      <text:p text:style-name="P5"><text:tab/><text:span text:style-name="T114">Elle placera les </text:span><text:span text:style-name="T47">grains de café</text:span><text:span text:style-name="T114"> sur la </text:span><text:span text:style-name="T47">planche à découper</text:span><text:span text:style-name="T114">, les recouvrira de l’</text:span><text:span text:style-name="T47">autre chiffon</text:span><text:span text:style-name="T114"> et les écrasera avec la </text:span><text:span text:style-name="T47">cuillère en bois</text:span><text:span text:style-name="T114">.</text:span></text:p>
      <text:p text:style-name="P5"/>
      <text:p text:style-name="P5"><text:tab/><text:span text:style-name="T106">Se faire un patch au café :</text:span></text:p>
      <text:p text:style-name="P30"><text:span text:style-name="T114"><text:tab/></text:span><text:span text:style-name="T115">Il reste des </text:span><text:span text:style-name="T48">filtres à café</text:span><text:span text:style-name="T115"> dans le placard à gauche de la fenêtre au dessus de l’évier.</text:span></text:p>
      <text:p text:style-name="P30"><text:tab/><text:span text:style-name="T115">Sur le plan de travail, à droite de la bouteille de lait se trouve deux </text:span><text:span text:style-name="T48">couteau</text:span><text:span text:style-name="T115">x (1 seul est nécessaire). Avec le couteau elle coupera le </text:span><text:span text:style-name="T48">filtre à café</text:span><text:span text:style-name="T115"> en deux pour n’en garder que la </text:span><text:span text:style-name="T48">moitié</text:span><text:span text:style-name="T115"> (sinon, c’est trop grand).</text:span></text:p>
      <text:p text:style-name="P30"><text:tab/><text:span text:style-name="T115">Elle mettra son </text:span><text:span text:style-name="T48">café moulu</text:span><text:span text:style-name="T115"> dans le </text:span><text:span text:style-name="T49">demi</text:span><text:span text:style-name="T48"> filtre </text:span><text:span text:style-name="T49">à café</text:span><text:span text:style-name="T115">, le repliera </text:span><text:span text:style-name="T116">et le fermera avec un </text:span><text:span text:style-name="T49">morceau de scotch</text:span><text:span text:style-name="T116">.</text:span></text:p>
      <text:p text:style-name="P31"><text:tab/><text:span text:style-name="T115">Dans le </text:span><text:span text:style-name="T48">deuxième tiroir</text:span><text:span text:style-name="T115"> en partant du haut du meuble à gauche de la gazinière se trouve un petit </text:span><text:span text:style-name="T48">rouleau de scotch</text:span><text:span text:style-name="T115">. Elle coupera </text:span><text:span text:style-name="T116">un</text:span><text:span text:style-name="T115"> </text:span><text:span text:style-name="T48">morceau de scotch</text:span><text:span text:style-name="T115">.</text:span></text:p>
      <text:p text:style-name="P31"><text:soft-page-break/><text:tab/><text:span text:style-name="T116">Elle coupera un </text:span><text:span text:style-name="T49">grand morceau de scotch</text:span><text:span text:style-name="T116">. Et posera le </text:span><text:span text:style-name="T49">patch au café</text:span><text:span text:style-name="T116"> sur son bras en le fixant avec son </text:span><text:span text:style-name="T49">grand morceau de scotch</text:span><text:span text:style-name="T116">.</text:span></text:p>
      <text:p text:style-name="P31"><text:tab/><text:span text:style-name="T107">Elle décidera que ça ne marche pas au bout de 30 secondes</text:span><text:span text:style-name="T116">. Sans doute car il est trop sec. Elle enlèvera le patch.</text:span></text:p>
      <text:p text:style-name="P31"><text:tab/><text:span text:style-name="T116">Rowena ira humidifier son </text:span><text:span text:style-name="T49">patch</text:span><text:span text:style-name="T116"> sous le </text:span><text:span text:style-name="T49">robinet de l’évier</text:span><text:span text:style-name="T116">.</text:span></text:p>
      <text:p text:style-name="P5"><text:tab/><text:span text:style-name="T116">Replacera son </text:span><text:span text:style-name="T49">patch</text:span><text:span text:style-name="T116"> sur son bras (le scotch fonctionnera encore).</text:span></text:p>
      <text:p text:style-name="P5"><text:tab/><text:span text:style-name="T107">Elle attendra à nouveau 1 minute et décidera que ça ne marche définitivement pas</text:span><text:span text:style-name="T116">.</text:span></text:p>
      <text:p text:style-name="P5"/>
      <text:p text:style-name="P5"/>
      <text:p text:style-name="P10"><text:span text:style-name="T15">3</text:span><text:span text:style-name="T14">ème</text:span><text:span text:style-name="T13"> tentative :</text:span><text:span text:style-name="T71"> </text:span><text:span text:style-name="T25">faire recuire le café de la veille pris dans la poubelle</text:span><text:span text:style-name="T71">.</text:span></text:p>
      <text:p text:style-name="P10"><text:span text:style-name="T71"><text:tab/></text:span><text:span text:style-name="T74">Rowena</text:span><text:span text:style-name="T73"> devra remettre en place le </text:span><text:span text:style-name="T74">support du </text:span><text:span text:style-name="T31">filtre en plastique rouge</text:span><text:span text:style-name="T74"> dans la </text:span><text:span text:style-name="T31">cafetière</text:span><text:span text:style-name="T74">.</text:span></text:p>
      <text:p text:style-name="P10"><text:span text:style-name="T74"><text:tab/>Elle ira prendre un </text:span><text:span text:style-name="T31">verre</text:span><text:span text:style-name="T74"> dans le placard vitré à gauche de la hotte/four au dessus de la gazinière et le remplira d’</text:span><text:span text:style-name="T31">eau</text:span><text:span text:style-name="T74"> au robinet.</text:span></text:p>
      <text:p text:style-name="P10"><text:span text:style-name="T74"><text:tab/>Elle videra ensuite ce verre d’</text:span><text:span text:style-name="T31">eau</text:span><text:span text:style-name="T74"> dans le réservoir de la cafetière.</text:span></text:p>
      <text:p text:style-name="P10"><text:span text:style-name="T71"><text:tab/></text:span><text:span text:style-name="T30">Rowena refusera de fouiller dans la poubelle tant qu’il ne sera pas au moins 9h10</text:span><text:span text:style-name="T73">.</text:span></text:p>
      <text:p text:style-name="P10"><text:span text:style-name="T73"><text:tab/></text:span><text:span text:style-name="T74">Une fois l’heure atteinte, à </text:span><text:span text:style-name="T73">ce moment-là, Rowena fouillera dans la </text:span><text:span text:style-name="T30">poubelle</text:span><text:span text:style-name="T73"> sous l’évier pour récupérer le </text:span><text:span text:style-name="T30">filtre à café plein</text:span><text:span text:style-name="T73"> de la veille. </text:span><text:span text:style-name="T74">Le replacera dans la </text:span><text:span text:style-name="T31">cafetière</text:span><text:span text:style-name="T74"> pour le repasser. </text:span><text:span text:style-name="T31">Allumera</text:span><text:span text:style-name="T74"> la cafetière.</text:span></text:p>
      <text:p text:style-name="P10"><text:span text:style-name="T73"><text:tab/></text:span><text:span text:style-name="T74">Quand le café sera passé, elle prendra la </text:span><text:span text:style-name="T51">tasse rouge</text:span><text:span text:style-name="T74"> devant les couteaux de cuisine (à droite de la bouteille de lait sur le plan de travail) et pas celle à côté de la cafetière car elle est ébréchée. Se servira une </text:span><text:span text:style-name="T31">tasse de café</text:span><text:span text:style-name="T74"> et la boira… pour la recracher aussitôt !</text:span></text:p>
      <text:p text:style-name="P10"><text:span text:style-name="T74"/></text:p>
      <text:p text:style-name="P10"><text:span text:style-name="T74"/></text:p>
      <text:p text:style-name="P15"><text:span text:style-name="T12">FIN </text:span><text:span text:style-name="T70">(séquence prévue en animation) !</text:span></text:p>
      <text:p text:style-name="P38">La voix intérieure (le docteur F.)</text:p>
      <text:p text:style-name="P3"/>
      <text:p text:style-name="P3"/>
      <text:p text:style-name="P12"><text:span text:style-name="T70"><text:tab/></text:span><text:span text:style-name="T75">Il faut introduire ce personnage qui va intervenir de temps en temps dans le jeu uniquement au travers des dialogues étant un « ami » imaginaire de Rowena. Elle parle avec lui à voix haute même s’il n’est que dans sa tête à elle. Sa fonction sera humoristique et permettra de distiller des indices concernant le jeu.</text:span></text:p>
      <text:p text:style-name="P12"><text:span text:style-name="T75"><text:tab/>Le docteur F. est un écho du psy que consulte Rowena. Il n’est pas forcément très efficace </text:span><text:span text:style-name="T77">sauf pour</text:span><text:span text:style-name="T75"> sa faculté à lui prendre de l’argent toutes les semaines. Il se prend pour Freud, est très sarcastique, un peu méprisant et ramène tous ses commentaires </text:span><text:span text:style-name="T76">au</text:span><text:span text:style-name="T75"> fait que Rowena est célibataire </text:span><text:span text:style-name="T77">et ne baise pas souvent</text:span><text:span text:style-name="T75">. Freud étant une émanation de l’imagination de Rowena, il ne fait aucun doute qu’elle même est totalement obnubilée par son célibat </text:span><text:span text:style-name="T77">et son manque de sport en chambre</text:span><text:span text:style-name="T75">.</text:span></text:p>
      <text:p text:style-name="P28"><text:tab/>Il faudra introduire le docteur F. juste après que Rowena se soit rendu compte du fait qu’elle n’a plus de café. Un court dialogue entre les deux s’instaurerait pour les présenter. <text:span text:style-name="T121">Avec interactions du joueur et choix de réponse. La première fois, il n’y aura pas vraiment d’implications dans les choix. Ensuite, en fonction des réponses données par le joueur, Rowena obtiendra plus ou moins d’indice (de toute manière, ça ne sera jamais miraculeux).</text:span></text:p>
      <text:p text:style-name="P28"/>
      <text:p text:style-name="P34"><text:span text:style-name="T54">1er</text:span><text:span text:style-name="T16"> dialogue à choix multiples</text:span><text:span text:style-name="T81"> :</text:span></text:p>
      <text:p text:style-name="P29">Voir <text:span text:style-name="T38">Diagramme_premier_dialogue_01.dia</text:span></text:p>
      <text:p text:style-name="P40"><text:span text:style-name="T119"/></text:p>
      <text:p text:style-name="P39">L’interface</text:p>
      <text:p text:style-name="P4"/>
      <text:p text:style-name="P4"/>
      <text:p text:style-name="P43">Les dialogues :</text:p>
      <text:p text:style-name="P13"><text:span text:style-name="T88"/></text:p>
      <text:p text:style-name="P13"><text:span text:style-name="T92"><text:tab/></text:span><text:span text:style-name="T93">En fonction des besoins mais pour le moment quand j’écris, </text:span><text:span text:style-name="T40">tout l’écran sera destiné à afficher les dialogues en surimpression</text:span><text:span text:style-name="T93">. Il faudra probablement mettre un fond qui assombrira temporairement l’image derrière afin de rendre le texte définitivement lisible.</text:span></text:p>
      <text:p text:style-name="P13"><text:span text:style-name="T93"><text:tab/></text:span><text:span text:style-name="T40">Le texte s’affiche caractère après caractère</text:span><text:span text:style-name="T93"> (voir la démo »).</text:span></text:p>
      <text:p text:style-name="P13"><text:span text:style-name="T93"><text:tab/>Lorsque </text:span><text:span text:style-name="T40">le texte sera trop long</text:span><text:span text:style-name="T93"> pour la taille de la zone réservée (si cela arrive), alors on utilisera un petit symbole en bas à droite de la zone avec « </text:span><text:span text:style-name="T50">…</text:span><text:span text:style-name="T91"> »</text:span><text:span text:style-name="T93"> qui clignotent </text:span><text:span text:style-name="T40">invitant le joueur à cliquer pour afficher la suite du texte</text:span><text:span text:style-name="T93"> soit en faisant de la place en faisant remonter le texte d’un</text:span><text:span text:style-name="T94">e</text:span><text:span text:style-name="T93"> ligne pendant que le reste du texte s’affiche.</text:span></text:p>
      <text:p text:style-name="P13"><text:span text:style-name="T93"><text:tab/></text:span><text:span text:style-name="T43">Chaque personnage aura une couleur de texte</text:span><text:span text:style-name="T95">, ce qui évitera d’avoir à noter son nom ou de mettre un portrait (avec la très faible résolution du jeu, il faut économiser l’espace).</text:span></text:p>
      <text:p text:style-name="P13"><text:span text:style-name="T89"/></text:p>
      <text:p text:style-name="P13"><text:span text:style-name="T89"/></text:p>
      <text:p text:style-name="P43">La souris :</text:p>
      <text:p text:style-name="P16"><text:span text:style-name="T88"/></text:p>
      <text:p text:style-name="P16"><text:span text:style-name="T92"><text:tab/></text:span><text:span text:style-name="T96">L’action par défaut est le </text:span><text:span text:style-name="T41">clique gauche</text:span><text:span text:style-name="T96">.</text:span></text:p>
      <text:p text:style-name="P16"><text:span text:style-name="T92"><text:tab/></text:span><text:span text:style-name="T95">L</text:span><text:span text:style-name="T92">e curseur </text:span><text:span text:style-name="T95">par défaut </text:span><text:span text:style-name="T92">est </text:span><text:span text:style-name="T38">la flèche</text:span><text:span text:style-name="T92">. </text:span><text:span text:style-name="T96">Typiquement pour désigner un endroit où se déplacer.</text:span></text:p>
      <text:p text:style-name="P16"><text:span text:style-name="T92"><text:tab/>Si le curseur est posé sur un objet dont on peut obtenir une information alors le curseur aura la forme d’</text:span><text:span text:style-name="T38">un œil</text:span><text:span text:style-name="T92">.</text:span></text:p>
      <text:p text:style-name="P16"><text:span text:style-name="T96"><text:tab/>Si </text:span><text:span text:style-name="T41">plusieurs actions sont possibles</text:span><text:span text:style-name="T96"> à un endroit (par exemple regarder et attraper), alors on aura un curseur</text:span><text:span text:style-name="T41"> en cercle</text:span><text:span text:style-name="T96"> affichant toutes les possibilités (regarder, attraper…) sauf la flèche.</text:span></text:p>
      <text:p text:style-name="P17"><text:span text:style-name="T96"><text:tab/>Un objet qui peut être ramassé transformera le curseur en </text:span><text:span text:style-name="T41">une main </text:span><text:span text:style-name="T96">(à priori, on ne devrait jamais avoir accès directement à ce curseur).</text:span></text:p>
      <text:p text:style-name="P17"><text:span text:style-name="T90"/></text:p>
      <text:p text:style-name="P17"><text:span text:style-name="T90"/></text:p>
      <text:p text:style-name="P44">L’inventaire :</text:p>
      <text:p text:style-name="P18"><text:span text:style-name="T88"/></text:p>
      <text:p text:style-name="P18"><text:span text:style-name="T92"><text:tab/></text:span><text:span text:style-name="T97">Il prendra (probablement) </text:span><text:span text:style-name="T42">la forme de la zone de dialogue</text:span><text:span text:style-name="T97">.</text:span></text:p>
      <text:p text:style-name="P18"><text:span text:style-name="T92"><text:tab/>Il sera assez succinct puisque </text:span><text:span text:style-name="T38">Rowena ne peut transporter que 2 objets</text:span><text:span text:style-name="T92"> (à moins qu’ils ne soient petits et que plusieurs </text:span><text:span text:style-name="T97">puissent être réunis en 1 objet dans une main comme par exemple des grains de café).</text:span></text:p>
      <text:p text:style-name="P19"><text:span text:style-name="T97"><text:tab/>Il sera possible de </text:span><text:span text:style-name="T42">regarder les objets</text:span><text:span text:style-name="T97"> (curseur </text:span><text:span text:style-name="T42">œil</text:span><text:span text:style-name="T97">).</text:span></text:p>
      <text:p text:style-name="P19"><text:span text:style-name="T97"><text:tab/>On pourra </text:span><text:span text:style-name="T42">combiner </text:span><text:span text:style-name="T97">les objets (curseur… </text:span><text:span text:style-name="T120">je ne sais pas encore</text:span><text:span text:style-name="T97">).</text:span></text:p>
      <text:p text:style-name="P45"><text:span text:style-name="T97"><text:tab/>Il sera possible de «</text:span><text:span text:style-name="T42"> jeter </text:span><text:span text:style-name="T97">» un objet (curseur </text:span><text:span text:style-name="T42">poubelle</text:span><text:span text:style-name="T97"> (?) à condition qu’il ne soit pas unique ou à considérer que </text:span><text:span text:style-name="T98">cela</text:span><text:span text:style-name="T97"> signifie ranger, remettre à sa place, etc. sans que le personnage n’ait à le faire, ce qui serait chiant, </text:span><text:span text:style-name="T98">il faut le reconnaître</text:span><text:span text:style-name="T97">).</text:span></text:p>
      <text:p text:style-name="P48"/>
      <text:p text:style-name="P19"><text:span text:style-name="T9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5-26T16:51:54.781000000</dc:date>
    <meta:editing-duration>PT16H34M48S</meta:editing-duration>
    <meta:editing-cycles>60</meta:editing-cycles>
    <meta:generator>LibreOffice/24.2.3.2$Windows_X86_64 LibreOffice_project/433d9c2ded56988e8a90e6b2e771ee4e6a5ab2ba</meta:generator>
    <meta:document-statistic meta:table-count="0" meta:image-count="0" meta:object-count="0" meta:page-count="7" meta:paragraph-count="82" meta:word-count="2334" meta:character-count="13010" meta:non-whitespace-character-count="10696"/>
  </office:meta>
</office:document-meta>
</file>